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96cm" fo:min-width="4.71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8.259cm" fo:min-width="14.61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66cm" svg:height="7.366cm" svg:x="6.461cm" svg:y="2.27cm">
          <text:p text:style-name="P1">Asangika Sandamini</text:p>
          <text:p text:style-name="P1">170201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5.113cm" svg:height="8.509cm" svg:x="3.286cm" svg:y="14.589cm">
          <text:p text:style-name="P1">Name – A.M.A.S.Aththanayake</text:p>
          <text:p text:style-name="P1">Index No-17020131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6:44.963043156</meta:creation-date>
    <dc:date>2018-02-19T15:14:38.392593413</dc:date>
    <meta:editing-duration>PT37M31S</meta:editing-duration>
    <meta:editing-cycles>3</meta:editing-cycles>
    <meta:generator>LibreOffice/5.1.6.2$Linux_X86_64 LibreOffice_project/10m0$Build-2</meta:generator>
    <meta:document-statistic meta:object-count="2"/>
  </office:meta>
</office:document-meta>
</file>